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ntu1" svg:font-family="Ubuntu" style:font-adornments="Regular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3f51b5" draw:marker-start-width="0.28cm" draw:marker-end-width="0.28cm" draw:fill="solid" draw:fill-color="#729fcf" draw:textarea-horizontal-align="justify" draw:textarea-vertical-align="middle" draw:auto-grow-height="false" fo:min-height="0.604cm" fo:min-width="11.354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05cm" svg:stroke-color="#3f51b5" draw:marker-start-width="0.28cm" draw:marker-end-width="0.28cm" draw:fill="solid" draw:fill-color="#729fcf" draw:textarea-horizontal-align="justify" draw:textarea-vertical-align="middle" draw:auto-grow-height="false" fo:min-height="0.604cm" fo:min-width="4.354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width="0.05cm" svg:stroke-color="#f44336" draw:marker-start-width="0.28cm" draw:marker-end-width="0.28cm" draw:fill="solid" draw:fill-color="#ffccbc" draw:textarea-horizontal-align="justify" draw:textarea-vertical-align="middle" draw:auto-grow-height="false" fo:min-height="0.604cm" fo:min-width="4.354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svg:stroke-width="0.05cm" svg:stroke-color="#4caf50" draw:marker-start-width="0.28cm" draw:marker-end-width="0.28cm" draw:fill="solid" draw:fill-color="#c8e6c9" draw:textarea-horizontal-align="justify" draw:textarea-vertical-align="middle" draw:auto-grow-height="false" fo:min-height="0.604cm" fo:min-width="4.354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svg:stroke-width="0.05cm" svg:stroke-color="#9e9e9e" draw:marker-start-width="0.28cm" draw:marker-end-width="0.28cm" draw:fill="solid" draw:fill-color="#eeeeee" draw:textarea-horizontal-align="justify" draw:textarea-vertical-align="middle" draw:auto-grow-height="false" fo:min-height="0.604cm" fo:min-width="4.354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svg:stroke-width="0.05cm" svg:stroke-color="#3f51b5" draw:marker-start-width="0.28cm" draw:marker-end-width="0.28cm" draw:fill="solid" draw:fill-color="#729fcf" draw:textarea-horizontal-align="justify" draw:textarea-vertical-align="middle" draw:auto-grow-height="false" fo:min-height="0.604cm" fo:min-width="5.354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svg:stroke-width="0.05cm" svg:stroke-color="#8bc34a" draw:marker-start-width="0.28cm" draw:marker-end-width="0.28cm" draw:fill="solid" draw:fill-color="#dcedc8" draw:textarea-horizontal-align="justify" draw:textarea-vertical-align="middle" draw:auto-grow-height="false" fo:min-height="0.604cm" fo:min-width="4.354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svg:stroke-width="0.05cm" svg:stroke-color="#009688" draw:marker-start-width="0.28cm" draw:marker-end-width="0.28cm" draw:fill="solid" draw:fill-color="#b2dfdb" draw:textarea-horizontal-align="justify" draw:textarea-vertical-align="middle" draw:auto-grow-height="false" fo:min-height="0.604cm" fo:min-width="4.354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svg:stroke-width="0.05cm" svg:stroke-color="#cddc39" draw:marker-start-width="0.28cm" draw:marker-end-width="0.28cm" draw:fill="solid" draw:fill-color="#f0f4c3" draw:textarea-horizontal-align="justify" draw:textarea-vertical-align="middle" draw:auto-grow-height="false" fo:min-height="0.604cm" fo:min-width="4.354cm" fo:padding-top="0.15cm" fo:padding-bottom="0.15cm" fo:padding-left="0.275cm" fo:padding-right="0.275cm"/>
      <style:paragraph-properties style:writing-mode="lr-tb"/>
    </style:style>
    <style:style style:name="gr10" style:family="graphic" style:parent-style-name="standard">
      <style:graphic-properties svg:stroke-color="#000000" draw:textarea-vertical-align="middle"/>
    </style:style>
    <style:style style:name="gr11" style:family="graphic" style:parent-style-name="standard">
      <style:graphic-properties draw:textarea-vertical-align="middle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="solid" draw:fill-color="#729fcf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solid" draw:fill-color="#ffccbc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="solid" draw:fill-color="#c8e6c9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solid" draw:fill-color="#eeeeee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solid" draw:fill-color="#dcedc8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="solid" draw:fill-color="#b2dfdb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loext:graphic-properties draw:fill="solid" draw:fill-color="#f0f4c3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weight="bold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12cm" svg:height="1cm" svg:x="2cm" svg:y="1.001cm">
          <draw:glue-point draw:id="4" svg:x="-2.5cm" svg:y="4.99cm"/>
          <draw:glue-point draw:id="5" svg:x="2.916cm" svg:y="4.99cm"/>
          <text:p text:style-name="P1"><text:span text:style-name="T1">SAP Netwea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2" draw:id="id12" draw:layer="layout" svg:width="5cm" svg:height="1cm" svg:x="15cm" svg:y="1cm">
          <text:p text:style-name="P1"><text:span text:style-name="T1">SAP HA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1" draw:id="id11" draw:layer="layout" svg:width="5cm" svg:height="1cm" svg:x="15cm" svg:y="3cm">
          <text:p text:style-name="P1"><text:span text:style-name="T1">SAP Hana Go Interf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8" draw:id="id8" draw:layer="layout" svg:width="5cm" svg:height="1cm" svg:x="15cm" svg:y="5cm">
          <text:p text:style-name="P1"><text:span text:style-name="T1">Elixir Por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" draw:id="id5" draw:layer="layout" svg:width="5cm" svg:height="1cm" svg:x="9cm" svg:y="9cm">
          <draw:glue-point draw:id="4" svg:x="1cm" svg:y="-5cm"/>
          <draw:glue-point draw:id="5" svg:x="-1cm" svg:y="-5cm" draw:escape-direction="up"/>
          <text:p text:style-name="P1"><text:span text:style-name="T1">Phoenix Applik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2" draw:id="id2" draw:layer="layout" svg:width="5cm" svg:height="1cm" svg:x="4cm" svg:y="14.95cm">
          <text:p text:style-name="P1"><text:span text:style-name="T1">Sensor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3" draw:id="id13" draw:layer="layout" svg:width="5cm" svg:height="1cm" svg:x="2.05cm" svg:y="9cm">
          <text:p text:style-name="P1"><text:span text:style-name="T1">PostgreSQL Datenb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9" draw:id="id9" draw:layer="layout" svg:width="6cm" svg:height="1cm" svg:x="2cm" svg:y="3cm">
          <text:p text:style-name="P1"><text:span text:style-name="T1">sapnwrfc-libra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5cm" svg:height="1cm" svg:x="2.5cm" svg:y="5cm">
          <text:p text:style-name="P1"><text:span text:style-name="T1">Elixir NIFs </text:span><text:span text:style-name="T1">oder Por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3" draw:id="id3" draw:layer="layout" svg:width="5cm" svg:height="1cm" svg:x="14cm" svg:y="13cm">
          <text:p text:style-name="P1"><text:span text:style-name="T1">Flutter Applik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xml:id="id1" draw:id="id1" draw:layer="layout" svg:width="5cm" svg:height="1cm" svg:x="4cm" svg:y="13cm">
          <text:p text:style-name="P1"><text:span text:style-name="T1">Nerves Applik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xml:id="id4" draw:id="id4" draw:layer="layout" svg:width="5cm" svg:height="1cm" svg:x="14cm" svg:y="15cm">
          <text:p text:style-name="P1"><text:span text:style-name="T1">Spracheingab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9" draw:layer="layout" svg:x1="6.5cm" svg:y1="14cm" svg:x2="6.5cm" svg:y2="14.95cm" draw:start-shape="id1" draw:start-glue-point="2" draw:end-shape="id2" draw:end-glue-point="0" svg:d="M6500 14000v950" svg:viewBox="0 0 1 951">
          <text:p/>
        </draw:connector>
        <draw:connector draw:style-name="gr10" draw:text-style-name="P9" draw:layer="layout" svg:x1="16.5cm" svg:y1="14cm" svg:x2="16.5cm" svg:y2="15cm" draw:start-shape="id3" draw:start-glue-point="2" draw:end-shape="id4" draw:end-glue-point="0" svg:d="M16500 14000v1000" svg:viewBox="0 0 1 1001">
          <text:p/>
        </draw:connector>
        <draw:connector draw:style-name="gr10" draw:text-style-name="P9" draw:layer="layout" svg:x1="11.5cm" svg:y1="10cm" svg:x2="16.5cm" svg:y2="13cm" draw:start-shape="id5" draw:start-glue-point="2" draw:end-shape="id3" draw:end-glue-point="0" svg:d="M11500 10000v1501h5000v1499" svg:viewBox="0 0 5001 3001">
          <text:p/>
        </draw:connector>
        <draw:connector draw:style-name="gr10" draw:text-style-name="P9" draw:layer="layout" svg:x1="11.5cm" svg:y1="10cm" svg:x2="6.5cm" svg:y2="13cm" draw:start-shape="id5" draw:start-glue-point="2" draw:end-shape="id1" draw:end-glue-point="0" svg:d="M11500 10000v1501h-5000v1499" svg:viewBox="0 0 5001 3001">
          <text:p/>
        </draw:connector>
        <draw:connector draw:style-name="gr11" draw:text-style-name="P9" draw:layer="layout" svg:x1="11.5cm" svg:y1="9cm" svg:x2="11.5cm" svg:y2="4cm" draw:start-shape="id5" draw:start-glue-point="0" draw:end-shape="id6" draw:end-glue-point="2" svg:d="M11500 9000v-5000" svg:viewBox="0 0 1 5001">
          <text:p/>
        </draw:connector>
        <draw:connector draw:style-name="gr11" draw:text-style-name="P9" draw:layer="layout" svg:x1="11cm" svg:y1="9cm" svg:x2="5cm" svg:y2="6cm" draw:start-shape="id5" draw:start-glue-point="5" draw:end-shape="id7" draw:end-glue-point="2" svg:d="M11000 9000v-1499h-6000v-1501" svg:viewBox="0 0 6001 3001">
          <text:p/>
        </draw:connector>
        <draw:connector draw:style-name="gr11" draw:text-style-name="P9" draw:layer="layout" svg:x1="12cm" svg:y1="9cm" svg:x2="17.5cm" svg:y2="6cm" draw:start-shape="id5" draw:start-glue-point="4" draw:end-shape="id8" draw:end-glue-point="2" svg:d="M12000 9000v-1499h5500v-1501" svg:viewBox="0 0 5501 3001">
          <text:p/>
        </draw:connector>
        <draw:connector draw:style-name="gr11" draw:text-style-name="P9" draw:layer="layout" svg:x1="5cm" svg:y1="5cm" svg:x2="5cm" svg:y2="4cm" draw:start-shape="id7" draw:start-glue-point="0" draw:end-shape="id9" draw:end-glue-point="2" svg:d="M5000 5000v-1000" svg:viewBox="0 0 1 1001">
          <text:p/>
        </draw:connector>
        <draw:connector draw:style-name="gr11" draw:text-style-name="P9" draw:layer="layout" svg:x1="5cm" svg:y1="3cm" svg:x2="5cm" svg:y2="2cm" draw:start-shape="id9" draw:start-glue-point="0" draw:end-shape="id10" draw:end-glue-point="4" svg:d="M5000 3000v-1000" svg:viewBox="0 0 1 1001">
          <text:p/>
        </draw:connector>
        <draw:connector draw:style-name="gr11" draw:text-style-name="P9" draw:layer="layout" svg:x1="17.5cm" svg:y1="5cm" svg:x2="17.5cm" svg:y2="4cm" draw:start-shape="id8" draw:start-glue-point="0" draw:end-shape="id11" draw:end-glue-point="2" svg:d="M17500 5000v-1000" svg:viewBox="0 0 1 1001">
          <text:p/>
        </draw:connector>
        <draw:connector draw:style-name="gr11" draw:text-style-name="P9" draw:layer="layout" svg:x1="17.5cm" svg:y1="3cm" svg:x2="17.5cm" svg:y2="2cm" draw:start-shape="id11" draw:start-glue-point="0" draw:end-shape="id12" draw:end-glue-point="2" svg:d="M17500 3000v-1000" svg:viewBox="0 0 1 1001">
          <text:p/>
        </draw:connector>
        <draw:connector draw:style-name="gr11" draw:text-style-name="P9" draw:layer="layout" svg:x1="7.05cm" svg:y1="9.5cm" svg:x2="9cm" svg:y2="9.5cm" draw:start-shape="id13" draw:start-glue-point="1" draw:end-shape="id5" draw:end-glue-point="3" svg:d="M7050 9500h1950" svg:viewBox="0 0 1951 1">
          <text:p/>
        </draw:connector>
        <draw:custom-shape draw:style-name="gr2" draw:text-style-name="P2" xml:id="id6" draw:id="id6" draw:layer="layout" svg:width="5cm" svg:height="1cm" svg:x="9cm" svg:y="3cm">
          <text:p text:style-name="P1"><text:span text:style-name="T1">ABAP Web 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0" draw:layer="layout" svg:x1="11.499cm" svg:y1="2cm" svg:x2="11.5cm" svg:y2="3cm" draw:start-shape="id10" draw:start-glue-point="5" draw:end-shape="id6" draw:end-glue-point="0" svg:d="M11499 2000v501h1v499" svg:viewBox="0 0 2 1001">
          <text:p/>
        </draw:connector>
        <draw:connector draw:style-name="gr11" draw:text-style-name="P10" draw:layer="layout" svg:x1="14cm" svg:y1="1.501cm" svg:x2="15cm" svg:y2="1.5cm" draw:start-shape="id10" draw:start-glue-point="1" draw:end-shape="id12" draw:end-glue-point="3" svg:d="M14000 1501h501v-1h499" svg:viewBox="0 0 1001 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ntu1" svg:font-family="Ubuntu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svg:stroke-color="#000000" draw:stroke-linejoin="round" draw:fill="solid" draw:fill-color="#c5cae9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style-name="Regular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draw:auto-grow-height="false" fo:padding-top="1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25T09:04:18.953412339</meta:creation-date>
    <dc:date>2022-04-06T09:54:15.427353532</dc:date>
    <meta:editing-duration>PT52M50S</meta:editing-duration>
    <meta:editing-cycles>12</meta:editing-cycles>
    <meta:generator>LibreOffice/7.3.2.2$Linux_X86_64 LibreOffice_project/30$Build-2</meta:generator>
    <meta:document-statistic meta:object-count="27"/>
  </office:meta>
</office:document-meta>
</file>